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938cm" draw:stroke-linejoin="miter" draw:fill="solid" draw:fill-color="#4c4c4c"/>
    </style:style>
    <style:style style:name="P1" style:family="paragraph">
      <loext:graphic-properties draw:fill="solid" draw:fill-color="#4c4c4c"/>
    </style:style>
  </office:automatic-styles>
  <office:body>
    <office:drawing>
      <draw:page draw:name="page1" draw:style-name="dp1" draw:master-page-name="Icon_25_20Drawing">
        <draw:polygon draw:style-name="gr1" draw:text-style-name="P1" draw:layer="layout" svg:width="19.215cm" svg:height="31.699cm" svg:x="22.357cm" svg:y="26.72cm" svg:viewBox="0 0 19216 31700" draw:points="15632,30194 12045,31700 0,3011 7171,0 19216,28689">
          <text:p/>
        </draw:polygon>
        <draw:polygon draw:style-name="gr1" draw:text-style-name="P1" draw:layer="layout" svg:width="31.886cm" svg:height="43.553cm" svg:x="15.24cm" svg:y="2.54cm" svg:viewBox="0 0 31887 43554" draw:points="0,0 0,43554 11667,32277 13223,31887 31887,31887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2.54cm" svg:stroke-color="#4c4c4c" draw:marker-start-width="4.013cm" draw:marker-start-center="false" draw:marker-end-width="4.013cm" draw:marker-end-center="false" draw:stroke-linejoin="miter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2.54cm" svg:stroke-color="#000000" draw:marker-start-width="4.013cm" draw:marker-end-width="4.01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_25_20Drawing" style:display-name="Icon%20Draw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5T17:57:20.404317263</dc:date>
    <meta:editing-duration>PT44M44S</meta:editing-duration>
    <meta:editing-cycles>12</meta:editing-cycles>
    <meta:generator>LibreOffice/6.0.5.2$MacOSX_X86_64 LibreOffice_project/54c8cbb85f300ac59db32fe8a675ff7683cd5a16</meta:generator>
    <dc:title>Icon_Template2</dc:title>
    <meta:document-statistic meta:object-count="2"/>
  </office:meta>
</office:document-meta>
</file>